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5cm" fo:min-width="1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cm" fo:min-width="7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65cm" fo:min-width="6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95cm" fo:min-width="8.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25cm" fo:min-width="6.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5.35cm" fo:min-width="17.2cm"/>
    </style:style>
    <style:style style:name="gr8" style:family="graphic" style:parent-style-name="standard">
      <style:graphic-properties draw:stroke="none" draw:fill="none" fo:min-height="3.557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4.65cm" fo:min-width="9cm"/>
    </style:style>
    <style:style style:name="gr10" style:family="graphic" style:parent-style-name="standard">
      <style:graphic-properties draw:stroke="none" draw:fill="none" fo:min-height="3.55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5.25cm" fo:min-width="15.9cm"/>
    </style:style>
    <style:style style:name="gr12" style:family="graphic" style:parent-style-name="standard">
      <style:graphic-properties draw:stroke="none" draw:fill="none" fo:min-height="4.978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4.35cm" fo:min-width="15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loext:graphic-properties draw:fill-color="#ffffff"/>
      <style:paragraph-properties fo:text-align="center"/>
      <style:text-properties style:text-underline-style="none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.5cm" svg:height="1.3cm" svg:x="5.5cm" svg:y="1.8cm">
          <text:p text:style-name="P1">Evolución Lenguajes de Marca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2cm" svg:y1="3.1cm" svg:x2="9.2cm" svg:y2="5.8cm">
          <text:p/>
        </draw:line>
        <draw:custom-shape draw:style-name="gr3" draw:text-style-name="P2" draw:layer="layout" svg:width="8.3cm" svg:height="3.3cm" svg:x="1.8cm" svg:y="5.8cm">
          <text:p text:style-name="P1">Años 60 nace el lenguaje</text:p>
          <text:p text:style-name="P1"><text:span text:style-name="T1">GML</text:span>, de mano de Charles F.</text:p>
          <text:p text:style-name="P1">Goldfab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1cm" svg:y1="7.4cm" svg:x2="12.3cm" svg:y2="7.4cm">
          <text:p/>
        </draw:line>
        <draw:custom-shape draw:style-name="gr4" draw:text-style-name="P5" draw:layer="layout" svg:width="7.1cm" svg:height="7.9cm" svg:x="12.4cm" svg:y="5.7cm">
          <text:p text:style-name="P4"><text:s/>Este mismo formato</text:p>
          <text:p text:style-name="P4">Evolucionó en 1986 </text:p>
          <text:p text:style-name="P4">Dando lugar al <text:span text:style-name="T1">ISO 8879</text:span></text:p>
          <text:p text:style-name="P4"><text:span text:style-name="T1"/></text:p>
          <text:p text:style-name="P4"><text:span text:style-name="T2">Denominado </text:span><text:span text:style-name="T1">SGML</text:span></text:p>
          <text:p text:style-name="P4"><text:span text:style-name="T2">Era un lenguaje muy </text:span></text:p>
          <text:p text:style-name="P4"><text:span text:style-name="T2">Complejo y resultaba </text:span></text:p>
          <text:p text:style-name="P4"><text:span text:style-name="T2">caro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9cm" svg:height="4.2cm" svg:x="1.6cm" svg:y="14.8cm">
          <text:p text:style-name="P1">En <text:span text:style-name="T1">1989/90</text:span> Tim Berners-Lee </text:p>
          <text:p text:style-name="P1">Crea la <text:span text:style-name="T1">World Wide Web.</text:span> </text:p>
          <text:p text:style-name="P1">Y para compatibilizar la gran </text:p>
          <text:p text:style-name="P1">Cantidad información creó,</text:p>
          <text:p text:style-name="P1"><text:span text:style-name="T1">HTML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cm" svg:y1="16.8cm" svg:x2="12.4cm" svg:y2="16.8cm">
          <text:p/>
        </draw:line>
        <draw:custom-shape draw:style-name="gr6" draw:text-style-name="P2" draw:layer="layout" svg:width="7cm" svg:height="6.5cm" svg:x="12.5cm" svg:y="14.7cm">
          <text:p text:style-name="P1">HTML era una </text:p>
          <text:p text:style-name="P1">Combinación de:</text:p>
          <text:p text:style-name="P1">ASCII</text:p>
          <text:p text:style-name="P1">Y SGML. 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2cm" svg:y1="19cm" svg:x2="6.2cm" svg:y2="21.4cm">
          <text:p/>
        </draw:line>
        <draw:custom-shape draw:style-name="gr7" draw:text-style-name="P6" draw:layer="layout" svg:width="17.7cm" svg:height="5.6cm" svg:x="1.6cm" svg:y="21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7.545cm" svg:height="3.807cm" svg:x="1.869cm" svg:y="13.052cm">
          <draw:text-box>
            <text:p>.</text:p>
          </draw:text-box>
        </draw:frame>
        <draw:frame draw:style-name="gr8" draw:text-style-name="P7" draw:layer="layout" svg:width="17.545cm" svg:height="5.228cm" svg:x="1.7cm" svg:y="21.972cm">
          <draw:text-box>
            <text:p>HTML no es perfecto tiene desventajas:</text:p>
            <text:p/>
            <text:p>-No soporta tareas de impresión y diseño.</text:p>
            <text:p>-El lenguaje no es flexible, ya que las etiquetas son limitadas.</text:p>
            <text:p>-No permite mostrar contenido dinámico.</text:p>
            <text:p>-La estructura y el diseño están mezclados en el documento</text:p>
          </draw:text-box>
        </draw:frame>
      </draw:page>
      <draw:page draw:name="page2" draw:style-name="dp1" draw:master-page-name="Predeterminado">
        <draw:custom-shape draw:style-name="gr9" draw:text-style-name="P6" draw:layer="layout" svg:width="9.5cm" svg:height="4.9cm" svg:x="2.1cm" svg:y="2.1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9.4cm" svg:height="3.806cm" svg:x="2cm" svg:y="2.494cm">
          <draw:text-box>
            <text:p>Para arreglar estos problemas del HTML, se creó en 1998 el <text:span text:style-name="T1">lenguaje XML</text:span>. </text:p>
            <text:p>Es un lenguaje puramente estructural.</text:p>
          </draw:text-box>
        </draw:frame>
        <draw:line draw:style-name="gr2" draw:text-style-name="P3" draw:layer="layout" svg:x1="6.5cm" svg:y1="7cm" svg:x2="6.5cm" svg:y2="9.1cm">
          <text:p/>
        </draw:line>
        <draw:custom-shape draw:style-name="gr11" draw:text-style-name="P6" draw:layer="layout" svg:width="16.4cm" svg:height="5.5cm" svg:x="2cm" svg:y="9.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6.2cm" svg:height="5.228cm" svg:x="2.1cm" svg:y="9.272cm">
          <draw:text-box>
            <text:p>Es un metalenguaje que se caracteriza por:</text:p>
            <text:p/>
            <text:p>-Permitir definir etiquetas propias.</text:p>
            <text:p>-Permitir asignar atributos a las etiquetas.</text:p>
            <text:p>-Utilizar un esquema para definir de forma exacta las etiquetas y los atributos.</text:p>
            <text:p>-La estructura y el diseño son independientes.</text:p>
          </draw:text-box>
        </draw:frame>
        <draw:line draw:style-name="gr2" draw:text-style-name="P3" draw:layer="layout" svg:x1="6.6cm" svg:y1="14.6cm" svg:x2="6.6cm" svg:y2="17cm">
          <text:p/>
        </draw:line>
        <draw:custom-shape draw:style-name="gr13" draw:text-style-name="P6" draw:layer="layout" svg:width="16.3cm" svg:height="4.6cm" svg:x="1.9cm" svg:y="1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4.214cm" svg:height="4.517cm" svg:x="2.1cm" svg:y="16.893cm">
          <draw:text-box>
            <text:p>XML es un conjunto de estándares relacionados:</text:p>
            <text:p/>
            <text:p>-XSL</text:p>
            <text:p>-XML Linking Language</text:p>
            <text:p>-XML Namespaces</text:p>
            <text:p>-XML Schema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2T21:11:06.013000000</meta:creation-date>
    <dc:date>2019-09-22T23:03:34.193000000</dc:date>
    <meta:editing-duration>PT10M14S</meta:editing-duration>
    <meta:editing-cycles>1</meta:editing-cycles>
    <meta:document-statistic meta:object-count="20"/>
    <meta:generator>LibreOffice/6.3.1.2$Windows_X86_64 LibreOffice_project/b79626edf0065ac373bd1df5c28bd630b4424273</meta:generator>
  </office:meta>
</office:document-meta>
</file>